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hiraminpro-w3, 'ms mincho', serif"/>
    <style:font-face style:name="FreeSans1" svg:font-family="FreeSans" style:font-family-generic="swiss"/>
    <style:font-face style:name="Lato Black" svg:font-family="'Lato Black'" style:font-adornments="Black" style:font-pitch="variable"/>
    <style:font-face style:name="YaleNew" svg:font-family="YaleNew" style:font-adornments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31in" style:rel-width="100%" table:align="left"/>
    </style:style>
    <style:style style:name="Table3.A" style:family="table-column">
      <style:table-column-properties style:column-width="1.3132in" style:rel-column-width="1891*"/>
    </style:style>
    <style:style style:name="Table3.B" style:family="table-column">
      <style:table-column-properties style:column-width="5.3799in" style:rel-column-width="7747*"/>
    </style:style>
    <style:style style:name="Table3.A1" style:family="table-cell">
      <style:table-cell-properties fo:background-color="#c4e1ff" fo:padding="0in" fo:border="none">
        <style:background-image/>
      </style:table-cell-properties>
    </style:style>
    <style:style style:name="Table3.A2" style:family="table-cell">
      <style:table-cell-properties fo:padding="0in" fo:border="none"/>
    </style:style>
    <style:style style:name="Table3.B2" style:family="table-cell">
      <style:table-cell-properties fo:padding="0in" fo:border="none"/>
    </style:style>
    <style:style style:name="Table3.A3" style:family="table-cell">
      <style:table-cell-properties fo:background-color="#e1e1e1" fo:padding="0in" fo:border="none">
        <style:background-image/>
      </style:table-cell-properties>
    </style:style>
    <style:style style:name="Table3.A4" style:family="table-cell">
      <style:table-cell-properties fo:padding="0in" fo:border="none"/>
    </style:style>
    <style:style style:name="Table3.B4" style:family="table-cell">
      <style:table-cell-properties fo:padding="0in" fo:border="none"/>
    </style:style>
    <style:style style:name="Table3.A6" style:family="table-cell">
      <style:table-cell-properties fo:padding="0in" fo:border="none"/>
    </style:style>
    <style:style style:name="Table3.B6" style:family="table-cell">
      <style:table-cell-properties fo:padding="0in" fo:border="none"/>
    </style:style>
    <style:style style:name="Table3.A8" style:family="table-cell">
      <style:table-cell-properties fo:padding="0in" fo:border="none"/>
    </style:style>
    <style:style style:name="Table3.B8" style:family="table-cell">
      <style:table-cell-properties fo:padding="0in" fo:border="none"/>
    </style:style>
    <style:style style:name="Table3.A10" style:family="table-cell">
      <style:table-cell-properties fo:padding="0in" fo:border="none"/>
    </style:style>
    <style:style style:name="Table3.B10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B12" style:family="table-cell">
      <style:table-cell-properties fo:padding="0in" fo:border="none"/>
    </style:style>
    <style:style style:name="Table3.A14" style:family="table-cell">
      <style:table-cell-properties fo:padding="0in" fo:border="none"/>
    </style:style>
    <style:style style:name="Table3.B14" style:family="table-cell">
      <style:table-cell-properties fo:padding="0in" fo:border="none"/>
    </style:style>
    <style:style style:name="Table3.A16" style:family="table-cell">
      <style:table-cell-properties fo:padding="0in" fo:border="none"/>
    </style:style>
    <style:style style:name="Table3.B16" style:family="table-cell">
      <style:table-cell-properties fo:padding="0in" fo:border="none"/>
    </style:style>
    <style:style style:name="Table3.A18" style:family="table-cell">
      <style:table-cell-properties fo:padding="0in" fo:border="none"/>
    </style:style>
    <style:style style:name="Table3.B18" style:family="table-cell">
      <style:table-cell-properties fo:padding="0in" fo:border="none"/>
    </style:style>
    <style:style style:name="Table3.A20" style:family="table-cell">
      <style:table-cell-properties fo:padding="0in" fo:border="none"/>
    </style:style>
    <style:style style:name="Table3.B20" style:family="table-cell">
      <style:table-cell-properties fo:padding="0in" fo:border="none"/>
    </style:style>
    <style:style style:name="Table3.A22" style:family="table-cell">
      <style:table-cell-properties fo:padding="0in" fo:border="none"/>
    </style:style>
    <style:style style:name="Table3.B22" style:family="table-cell">
      <style:table-cell-properties fo:padding="0in" fo:border="none"/>
    </style:style>
    <style:style style:name="Table3.A24" style:family="table-cell">
      <style:table-cell-properties fo:padding="0in" fo:border="none"/>
    </style:style>
    <style:style style:name="Table3.B24" style:family="table-cell">
      <style:table-cell-properties fo:padding="0in" fo:border="none"/>
    </style:style>
    <style:style style:name="Table3.A26" style:family="table-cell">
      <style:table-cell-properties fo:padding="0in" fo:border="none"/>
    </style:style>
    <style:style style:name="Table3.B26" style:family="table-cell">
      <style:table-cell-properties fo:padding="0in" fo:border="none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 fo:font-weight="bold" officeooo:paragraph-rsid="00262d08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 fo:font-weight="normal" officeooo:paragraph-rsid="00262d08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 fo:font-weight="normal" officeooo:rsid="00262d08" officeooo:paragraph-rsid="00262d08"/>
    </style:style>
    <style:style style:name="P4" style:family="paragraph" style:parent-style-name="Table_20_Contents">
      <style:paragraph-properties fo:margin-top="0in" fo:margin-bottom="0in" loext:contextual-spacing="false"/>
      <style:text-properties fo:color="#000000" fo:font-weight="normal" officeooo:paragraph-rsid="00262d08"/>
    </style:style>
    <style:style style:name="P5" style:family="paragraph" style:parent-style-name="Standard">
      <style:text-properties fo:color="#000000" officeooo:rsid="00144c65" officeooo:paragraph-rsid="00226268"/>
    </style:style>
    <style:style style:name="P6" style:family="paragraph" style:parent-style-name="Standard">
      <style:text-properties fo:color="#000000" officeooo:rsid="0022a4b6" officeooo:paragraph-rsid="0022a4b6"/>
    </style:style>
    <style:style style:name="P7" style:family="paragraph" style:parent-style-name="Standard">
      <style:text-properties fo:color="#000000" officeooo:rsid="002479de" officeooo:paragraph-rsid="002479de"/>
    </style:style>
    <style:style style:name="P8" style:family="paragraph" style:parent-style-name="Standard">
      <style:paragraph-properties fo:margin-left="0in" fo:margin-right="0.052in" fo:margin-top="0in" fo:margin-bottom="0in" loext:contextual-spacing="false" fo:line-height="140%" fo:text-align="start" style:justify-single-word="false" fo:orphans="2" fo:widows="2" fo:text-indent="0in" style:auto-text-indent="false"/>
      <style:text-properties officeooo:paragraph-rsid="00262d08"/>
    </style:style>
    <style:style style:name="P9" style:family="paragraph" style:parent-style-name="Text_20_body">
      <style:text-properties officeooo:rsid="00262d08" officeooo:paragraph-rsid="00262d08"/>
    </style:style>
    <style:style style:name="P10" style:family="paragraph" style:parent-style-name="Text_20_body">
      <style:text-properties officeooo:rsid="0028af98" officeooo:paragraph-rsid="0028af98"/>
    </style:style>
    <style:style style:name="P11" style:family="paragraph" style:parent-style-name="Text_20_body">
      <style:text-properties officeooo:rsid="0028af98" officeooo:paragraph-rsid="00293795"/>
    </style:style>
    <style:style style:name="P12" style:family="paragraph" style:parent-style-name="Text_20_body">
      <style:text-properties officeooo:rsid="0028af98" officeooo:paragraph-rsid="002b0ab6"/>
    </style:style>
    <style:style style:name="P13" style:family="paragraph" style:parent-style-name="Heading_20_2">
      <style:text-properties officeooo:rsid="00262d08" officeooo:paragraph-rsid="00262d08"/>
    </style:style>
    <style:style style:name="T1" style:family="text">
      <style:text-properties fo:font-variant="normal" fo:text-transform="none" fo:color="#000000" style:font-name="georgia" fo:font-size="9.75pt" fo:letter-spacing="normal" fo:font-style="normal" fo:font-weight="normal"/>
    </style:style>
    <style:style style:name="T2" style:family="text">
      <style:text-properties fo:color="#000000"/>
    </style:style>
    <style:style style:name="T3" style:family="text">
      <style:text-properties fo:color="#000000" officeooo:rsid="0028af98"/>
    </style:style>
    <style:style style:name="T4" style:family="text">
      <style:text-properties officeooo:rsid="002937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лова</text:h>
      <text:p text:style-name="P5">Абадан</text:p>
      <text:p text:style-name="P5">абаз</text:p>
      <text:p text:style-name="P5">абдест</text:p>
      <text:p text:style-name="P5">авровый</text:p>
      <text:p text:style-name="P5">алмаз</text:p>
      <text:p text:style-name="P5">афтоба</text:p>
      <text:p text:style-name="P5">аятолла</text:p>
      <text:p text:style-name="P7">бакалея</text:p>
      <text:p text:style-name="P5">бакшиш</text:p>
      <text:p text:style-name="P5">бахаи</text:p>
      <text:p text:style-name="P5">бест</text:p>
      <text:p text:style-name="P5">газ</text:p>
      <text:p text:style-name="P5">гармсиль</text:p>
      <text:p text:style-name="P5">гиря</text:p>
      <text:p text:style-name="P5">грузин</text:p>
      <text:p text:style-name="P6">дервиш</text:p>
      <text:p text:style-name="P5">дехканин</text:p>
      <text:p text:style-name="P6">дурбар</text:p>
      <text:p text:style-name="P5">душман</text:p>
      <text:p text:style-name="P5">жерделя</text:p>
      <text:p text:style-name="P6">ишан</text:p>
      <text:p text:style-name="P5">Казвин</text:p>
      <text:p text:style-name="P7">кайф</text:p>
      <text:p text:style-name="P5">кальян</text:p>
      <text:p text:style-name="P5">лак</text:p>
      <text:p text:style-name="P6">маг</text:p>
      <text:p text:style-name="P5">майдан</text:p>
      <text:p text:style-name="P5">минарет</text:p>
      <text:p text:style-name="P7">москатель</text:p>
      <text:p text:style-name="P5">мумиё</text:p>
      <text:p text:style-name="P6">мурза</text:p>
      <text:p text:style-name="P5">намаз</text:p>
      <text:p text:style-name="P5">нарды</text:p>
      <text:p text:style-name="P5">нашатырь</text:p>
      <text:p text:style-name="P5">падишах</text:p>
      <text:p text:style-name="P5">пакистанец</text:p>
      <text:p text:style-name="P7">паранджа</text:p>
      <text:p text:style-name="P6">персик</text:p>
      <text:p text:style-name="P5">плов</text:p>
      <text:p text:style-name="P5">пловец</text:p>
      <text:p text:style-name="P5">Равшан</text:p>
      <text:p text:style-name="P7">сазандар</text:p>
      <text:p text:style-name="P5">саламандра</text:p>
      <text:p text:style-name="P6">самшит (шемшад)</text:p>
      <text:p text:style-name="P5">сатрап</text:p>
      <text:p text:style-name="P5">-стан</text:p>
      <text:p text:style-name="P5">сундук</text:p>
      <text:p text:style-name="P5">туман</text:p>
      <text:p text:style-name="P5">тюрбан</text:p>
      <text:p text:style-name="P7"><text:soft-page-break/>фирман</text:p>
      <text:p text:style-name="P5">хаки</text:p>
      <text:p text:style-name="P7">халат</text:p>
      <text:p text:style-name="P7">халиф</text:p>
      <text:p text:style-name="P7">ханжа (от хаджи)</text:p>
      <text:p text:style-name="P5">ходжа</text:p>
      <text:p text:style-name="P5">чабан</text:p>
      <text:p text:style-name="P5">чинар</text:p>
      <text:p text:style-name="P7">шандал</text:p>
      <text:p text:style-name="P5">шахиншах</text:p>
      <text:p text:style-name="P7">шкаф</text:p>
      <text:p text:style-name="P5">Шахла</text:p>
      <text:p text:style-name="P5">Шахля</text:p>
      <text:p text:style-name="P5">шашка</text:p>
      <text:p text:style-name="P7">парча</text:p>
      <text:p text:style-name="P7">яхонт</text:p>
      <text:p text:style-name="P7">камка</text:p>
      <text:p text:style-name="P7">сафьян</text:p>
      <text:p text:style-name="P7">сердар/сардар</text:p>
      <text:p text:style-name="P7">наргиле</text:p>
      <text:p text:style-name="P7">мангал</text:p>
      <text:p text:style-name="P7">килим</text:p>
      <text:p text:style-name="P7">терези</text:p>
      <text:p text:style-name="P7">тар</text:p>
      <text:p text:style-name="P7">саз</text:p>
      <text:p text:style-name="P7">шафран</text:p>
      <text:p text:style-name="P7">ровный</text:p>
      <text:p text:style-name="P7">медь</text:p>
      <text:p text:style-name="P7">хмель</text:p>
      <text:p text:style-name="P7">топор</text:p>
      <text:p text:style-name="P7">рай</text:p>
      <text:p text:style-name="P7">чашка</text:p>
      <text:p text:style-name="P7">бог</text:p>
      <text:p text:style-name="P7">хна</text:p>
      <text:p text:style-name="P7">кануфер</text:p>
      <text:p text:style-name="P7">нильгау</text:p>
      <text:p text:style-name="P7">кермес</text:p>
      <text:p text:style-name="P7">газель</text:p>
      <text:h text:style-name="P13" text:outline-level="2">Иное</text:h>
      <text:p text:style-name="P9">хата ← каде “дом” → dāneškade «факультет»</text:p>
      <text:p text:style-name="P9">собака ← *spaka</text:p>
      <text:p text:style-name="P9">meš (овца)<text:tab/><text:tab/>мех (р.я.)</text:p>
      <text:p text:style-name="P9">āsmān (небо)<text:tab/>камень (р.я)</text:p>
      <text:p text:style-name="P9">dān (корень “знать”)<text:tab/>зна (корень р.я.)</text:p>
      <text:p text:style-name="P8"><text:span text:style-name="Strong_20_Emphasis"><text:span text:style-name="T1">2) Список русских слов в персидском языке</text:span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Оригинальное русское слово</text:p>
          </table:table-cell>
          <table:table-cell table:style-name="Table3.A1" office:value-type="string">
            <text:p text:style-name="P1">Персидское слово</text:p>
          </table:table-cell>
        </table:table-row>
        <text:soft-page-break/>
        <table:table-row>
          <table:table-cell table:style-name="Table3.A2" office:value-type="string">
            <text:p text:style-name="P2">Аппарат</text:p>
          </table:table-cell>
          <table:table-cell table:style-name="Table3.B2" office:value-type="string">
            <text:p text:style-name="P2">Апарат</text:p>
          </table:table-cell>
        </table:table-row>
        <table:table-row>
          <table:table-cell table:style-name="Table3.A3" office:value-type="string">
            <text:p text:style-name="P2">Автомат</text:p>
          </table:table-cell>
          <table:table-cell table:style-name="Table3.A3" office:value-type="string">
            <text:p text:style-name="P2">Автомат («Реле в автомобиле»)</text:p>
          </table:table-cell>
        </table:table-row>
        <table:table-row>
          <table:table-cell table:style-name="Table3.A4" office:value-type="string">
            <text:p text:style-name="P2">Бак</text:p>
          </table:table-cell>
          <table:table-cell table:style-name="Table3.B4" office:value-type="string">
            <text:p text:style-name="P2">Бак</text:p>
          </table:table-cell>
        </table:table-row>
        <table:table-row>
          <table:table-cell table:style-name="Table3.A3" office:value-type="string">
            <text:p text:style-name="P2">Брезент</text:p>
          </table:table-cell>
          <table:table-cell table:style-name="Table3.A3" office:value-type="string">
            <text:p text:style-name="P2">Березент</text:p>
          </table:table-cell>
        </table:table-row>
        <table:table-row>
          <table:table-cell table:style-name="Table3.A6" office:value-type="string">
            <text:p text:style-name="P2">Буксовать</text:p>
          </table:table-cell>
          <table:table-cell table:style-name="Table3.B6" office:value-type="string">
            <text:p text:style-name="P2">Боксоват</text:p>
          </table:table-cell>
        </table:table-row>
        <table:table-row>
          <table:table-cell table:style-name="Table3.A3" office:value-type="string">
            <text:p text:style-name="P2">Бензин</text:p>
          </table:table-cell>
          <table:table-cell table:style-name="Table3.A3" office:value-type="string">
            <text:p text:style-name="P2">Бензин</text:p>
          </table:table-cell>
        </table:table-row>
        <table:table-row>
          <table:table-cell table:style-name="Table3.A8" office:value-type="string">
            <text:p text:style-name="P2">Тормоз</text:p>
          </table:table-cell>
          <table:table-cell table:style-name="Table3.B8" office:value-type="string">
            <text:p text:style-name="P2">Тормоз (ударение на последний слог)</text:p>
          </table:table-cell>
        </table:table-row>
        <table:table-row>
          <table:table-cell table:style-name="Table3.A3" office:value-type="string">
            <text:p text:style-name="P2">Динамо-машина</text:p>
          </table:table-cell>
          <table:table-cell table:style-name="Table3.A3" office:value-type="string">
            <text:p text:style-name="P2">Динам</text:p>
          </table:table-cell>
        </table:table-row>
        <table:table-row>
          <table:table-cell table:style-name="Table3.A10" office:value-type="string">
            <text:p text:style-name="P2">Запас</text:p>
          </table:table-cell>
          <table:table-cell table:style-name="Table3.B10" office:value-type="string">
            <text:p text:style-name="P2">Запас</text:p>
          </table:table-cell>
        </table:table-row>
        <table:table-row>
          <table:table-cell table:style-name="Table3.A3" office:value-type="string">
            <text:p text:style-name="P2">Резьба</text:p>
          </table:table-cell>
          <table:table-cell table:style-name="Table3.A3" office:value-type="string">
            <text:p text:style-name="P2">Резве</text:p>
          </table:table-cell>
        </table:table-row>
        <table:table-row>
          <table:table-cell table:style-name="Table3.A12" office:value-type="string">
            <text:p text:style-name="P2">Шатун</text:p>
          </table:table-cell>
          <table:table-cell table:style-name="Table3.B12" office:value-type="string">
            <text:p text:style-name="P2">Шатон (в автомобиле)</text:p>
          </table:table-cell>
        </table:table-row>
        <table:table-row>
          <table:table-cell table:style-name="Table3.A3" office:value-type="string">
            <text:p text:style-name="P2">Фабрика</text:p>
          </table:table-cell>
          <table:table-cell table:style-name="Table3.A3" office:value-type="string">
            <text:p text:style-name="P2">Фабрик («запечатанный, в фабричной упаковке»)</text:p>
          </table:table-cell>
        </table:table-row>
        <table:table-row>
          <table:table-cell table:style-name="Table3.A14" office:value-type="string">
            <text:p text:style-name="P2">Лента</text:p>
          </table:table-cell>
          <table:table-cell table:style-name="Table3.B14" office:value-type="string">
            <text:p text:style-name="P2">Лент («провод»)</text:p>
          </table:table-cell>
        </table:table-row>
        <table:table-row>
          <table:table-cell table:style-name="Table3.A3" office:value-type="string">
            <text:p text:style-name="P2">Пирожок</text:p>
          </table:table-cell>
          <table:table-cell table:style-name="Table3.A3" office:value-type="string">
            <text:p text:style-name="P2">Пирашки</text:p>
          </table:table-cell>
        </table:table-row>
        <table:table-row>
          <table:table-cell table:style-name="Table3.A16" office:value-type="string">
            <text:p text:style-name="P2">Сухарь</text:p>
          </table:table-cell>
          <table:table-cell table:style-name="Table3.B16" office:value-type="string">
            <text:p text:style-name="P2">Сохари</text:p>
          </table:table-cell>
        </table:table-row>
        <table:table-row>
          <table:table-cell table:style-name="Table3.A3" office:value-type="string">
            <text:p text:style-name="P2">Колбаса</text:p>
          </table:table-cell>
          <table:table-cell table:style-name="Table3.A3" office:value-type="string">
            <text:p text:style-name="P2">Калбас</text:p>
          </table:table-cell>
        </table:table-row>
        <table:table-row>
          <table:table-cell table:style-name="Table3.A18" office:value-type="string">
            <text:p text:style-name="P3">Погон</text:p>
          </table:table-cell>
          <table:table-cell table:style-name="Table3.B18" office:value-type="string">
            <text:p text:style-name="P3">pāgon</text:p>
          </table:table-cell>
        </table:table-row>
        <table:table-row>
          <table:table-cell table:style-name="Table3.A3" office:value-type="string">
            <text:p text:style-name="P2">Гравер</text:p>
          </table:table-cell>
          <table:table-cell table:style-name="Table3.A3" office:value-type="string">
            <text:p text:style-name="P2">Геравер</text:p>
          </table:table-cell>
        </table:table-row>
        <table:table-row>
          <table:table-cell table:style-name="Table3.A20" office:value-type="string">
            <text:p text:style-name="P2">Коляска</text:p>
          </table:table-cell>
          <table:table-cell table:style-name="Table3.B20" office:value-type="string">
            <text:p text:style-name="P2">Калеске</text:p>
          </table:table-cell>
        </table:table-row>
        <table:table-row>
          <table:table-cell table:style-name="Table3.A3" office:value-type="string">
            <text:p text:style-name="P2">Бочка</text:p>
          </table:table-cell>
          <table:table-cell table:style-name="Table3.A3" office:value-type="string">
            <text:p text:style-name="P2">Бошке</text:p>
          </table:table-cell>
        </table:table-row>
        <table:table-row>
          <table:table-cell table:style-name="Table3.A22" office:value-type="string">
            <text:p text:style-name="P2">Примус</text:p>
          </table:table-cell>
          <table:table-cell table:style-name="Table3.B22" office:value-type="string">
            <text:p text:style-name="P2">Перимус (ударение на последний слог)</text:p>
          </table:table-cell>
        </table:table-row>
        <table:table-row>
          <table:table-cell table:style-name="Table3.A3" office:value-type="string">
            <text:p text:style-name="P2">Дрожки</text:p>
          </table:table-cell>
          <table:table-cell table:style-name="Table3.A3" office:value-type="string">
            <text:p text:style-name="P2">Дорошке</text:p>
          </table:table-cell>
        </table:table-row>
        <table:table-row>
          <table:table-cell table:style-name="Table3.A24" office:value-type="string">
            <text:p text:style-name="P2">Самовар</text:p>
          </table:table-cell>
          <table:table-cell table:style-name="Table3.B24" office:value-type="string">
            <text:p text:style-name="P2">Самавар</text:p>
          </table:table-cell>
        </table:table-row>
        <table:table-row>
          <table:table-cell table:style-name="Table3.A3" office:value-type="string">
            <text:p text:style-name="P2">Утюг</text:p>
          </table:table-cell>
          <table:table-cell table:style-name="Table3.A3" office:value-type="string">
            <text:p text:style-name="P2">Уту</text:p>
          </table:table-cell>
        </table:table-row>
        <table:table-row>
          <table:table-cell table:style-name="Table3.A26" office:value-type="string">
            <text:p text:style-name="P2">Взаперти</text:p>
          </table:table-cell>
          <table:table-cell table:style-name="Table3.B26" office:value-type="string">
            <text:p text:style-name="P2">Зеперти<text:line-break/>Так говорили про солдат, посаженных под замок за провинность, во времена <text:line-break/>Резы-хана, когда на иранской службе состояло много казаков. Сегодня это <text:line-break/>слово означает «плохой, убогий, дурного качества»</text:p>
          </table:table-cell>
        </table:table-row>
        <table:table-row>
          <table:table-cell table:style-name="Table3.A3" office:value-type="string">
            <text:p text:style-name="P2">Нахал</text:p>
          </table:table-cell>
          <table:table-cell table:style-name="Table3.A3" office:value-type="string">
            <text:p text:style-name="P4">Нохале<text:line-break/>Вновь происходит от пришедших в Иран казаков, так называвших порой <text:line-break/>иранских солдат. И сейчас это слово носит негативный оттенок: « плохой <text:line-break/>человек» или «кусочки мелкого мусора»</text:p>
          </table:table-cell>
        </table:table-row>
      </table:table>
      <text:p text:style-name="Text_20_body"><text:span text:style-name="T4">1 </text:span>Названия предметов быта, домашняя утварь: <text:span text:style-name="T3">бадья – (badieh) ‫بادیه‬, бумага – ‫پنبه‬, диван – ‫دیوان‬, <text:s/>кальян –‫قلیان‬, <text:s/>киса/ кисет – ‫کیسه‬, люлька – ‫لوله‬,</text:span></text:p>
      <text:p text:style-name="P10"><text:span text:style-name="T2"><text:s/>палас – ‫پالس‬, пиала – ‫پیاله‬, <text:s/>стакан – ‫دوستگانی‬ /‫استکان‬, таз – ‫تاس‬, тахта – /‫تخت‬</text:span></text:p>
      <text:p text:style-name="P10"><text:span text:style-name="T2">‫تخته‬, фарфор – ‫فغفور‬ /‫بغپور‬, чемодан – ‫‏دان‬ ‫جامه‬ </text:span></text:p>
      <text:p text:style-name="P10"><text:span text:style-name="T2">2. Названия орудий труда, мер измерения и т.п.: аршин – ‫ارش‬, шах – ‫شاخ‬.</text:span></text:p>
      <text:p text:style-name="P10"><text:span text:style-name="T2">3. <text:s/>Одежда, предметы туалета, ткани, сырье и т.п.: балахон – ‫باالپوش‬, <text:s/>кафтан – ‫خفتان‬, коленкор – ‫قلمکار‬, мускус – ‫مشک‬, <text:s/>парча – ‫پارچه‬, <text:s/>пижама – ‫‏جامه‬ ‫پای‬, <text:s/>сарафан – ‫سارافون‬, сафьян – ‫سختیان‬, <text:s/>сурьма – ‫رسمه‬, <text:s/>тюрбан – ‫‏بند‬ ‫دول‬, <text:s/>шял 'шаль', хаки – ‫خاکی‬, чадра –‫چادر‬, <text:s/>шаль – ‫شال‬, шаровары – ‫شلوار‬ и <text:s text:c="2"/>плюш, бархат</text:span></text:p>
      <text:p text:style-name="P10"><text:span text:style-name="T2">4. Военное снаряжение и т.п.: булат – ‫پوالد‬, <text:s/>мишень – ‫نشان‬, тюфяк – ‫تفنگ‬</text:span></text:p>
      <text:p text:style-name="P11"><text:span text:style-name="T2">5. <text:s/>Обозначение продуктов питания и т.п.: кавьяр – ‫خاویار‬, кишмиш – ‫کشمش‬,</text:span></text:p>
      <text:p text:style-name="P11"><text:soft-page-break/><text:span text:style-name="T2">6. <text:s/>Названия строений и их частей: амбар –‫انبار‬, базар – ‫بازار‬, балаган – ‫باالخانه‬, караван-сарай – ‫‏رسا‬ ‫کاروان‬, киоск – ‫کوشک‬, <text:s/>сарай – )‫(ی‬ ‫رسا‬, халупа – ‫کلبه‬,</text:span></text:p>
      <text:p text:style-name="P10"><text:span text:style-name="T2"><text:s/>чайхана – ‫چایخانه‬, чердак/ чертог – ‫چهارتاق‬ и шатер – ‫چرت‬.</text:span></text:p>
      <text:p text:style-name="P10"><text:span text:style-name="T2">7. Хозяйственно-экономические термины: <text:s/>базар – ‫بازار‬, деньга – ‫دانگ‬, <text:s/>чек – ‫چک‬.</text:span></text:p>
      <text:p text:style-name="P10"><text:span text:style-name="T2">8. Лексика литературы, искусства и названия музы-</text:span></text:p>
      <text:p text:style-name="P10"><text:span text:style-name="T2">кальных инструментов: домбра/ домра – ‫دنربه‬, <text:s/>тамбур/</text:span></text:p>
      <text:p text:style-name="P10"><text:span text:style-name="T2">танбур/ тамбурин – ‫تنبور‬.</text:span></text:p>
      <text:p text:style-name="P10"><text:span text:style-name="T2">9. Лексика, выражающая религиозные понятия, ми-</text:span></text:p>
      <text:p text:style-name="P10"><text:span text:style-name="T2">фические существа, обычаи и обряды: басурман/ мусуль-</text:span></text:p>
      <text:p text:style-name="P10"><text:span text:style-name="T2">манин – ‫مسلامن‬, </text:span></text:p>
      <text:p text:style-name="P10"><text:span text:style-name="T2">10. Лексика, связанная с медициной и т.п.: дурман – ‫درمان‬, ревень – ‫ریوند‬, </text:span></text:p>
      <text:p text:style-name="P10"><text:span text:style-name="T2">11. Спортивные термины: рокировка – ‫رخ‬, ферзь –‫فرزین‬ /‫فرز‬ и шахматы – ‫‏مات‬ ‫شاه‬.</text:span></text:p>
      <text:p text:style-name="P10"><text:span text:style-name="T2">12. <text:s/>Названия минералов и химических веществ: <text:s/>бирюза – ‫فیروزه‬, изумруд – ‫زمرد‬, <text:s/>лазурь – ‫الجورد‬, <text:s/>нефть –(naft) ‫نفت‬, мурава – ‫موری‬, </text:span></text:p>
      <text:p text:style-name="P10"><text:span text:style-name="T2">13. Сельскохозяйственные термины: бакча – ‫باغچه‬ </text:span></text:p>
      <text:p text:style-name="P10"><text:span text:style-name="T2">14. Растительный мир и названия плодов: арбуз – ‫خربزه‬, алыча – ‫آلوچه‬, баклажан –‫بادنجان‬, <text:s/>дурман – ‫درمان‬,жасмин – ‫یاسمن‬, инжир – ‫انجیر‬, кунжут –</text:span></text:p>
      <text:p text:style-name="P10"><text:span text:style-name="T2">‫کنجد‬, <text:s/>лимон – ‫لیمو‬, наранжа – ‫نارنج‬, пенька – ‫بنگ‬, ревень – ‫ریوند‬, тут – ‫توت‬, тюльпан – ‫‏بند‬ ‫دول‬, фисташка –‫پسته‬, хурма – ‫خرمالو‬, шпинат – ‫اسفناج‬.</text:span></text:p>
      <text:p text:style-name="P10"><text:span text:style-name="T2">15. <text:s/>Животный мир: гюрза – ‫گرزه‬, обезьяна –‫بوزینه‬, шакал – ‫شغال‬ и т.д.</text:span></text:p>
      <text:p text:style-name="P10"><text:span text:style-name="T2">16. Слова, описывающие различные характеристики</text:span></text:p>
      <text:p text:style-name="P10"><text:span text:style-name="T2">предметов и абстрактные понятия: алый – ‫آلی‬, бурый –‫بور‬, изъян – ‫زیان‬, <text:s/>мат – ‫مات‬, оранжевый и хаки – ‫خاکی‬.</text:span></text:p>
      <text:p text:style-name="P10"><text:span text:style-name="T2">аренж («локоть») –</text:span></text:p>
      <text:p text:style-name="P10"><text:span text:style-name="T2">аршин; алуче – алыча; харбузе («дыня») – арбуз; ба-</text:span></text:p>
      <text:p text:style-name="P10"><text:span text:style-name="T2">демджан – баклажан; балахане («верхний дом») – ба-</text:span></text:p>
      <text:p text:style-name="P10"><text:span text:style-name="T2">лаган; бакче – бахча; фулад («сталь») – булат;</text:span></text:p>
      <text:p text:style-name="P10"><text:span text:style-name="T2">дарвиш – дервиш; ясамин – жасмин; сорна – зурна; зо-</text:span></text:p>
      <text:p text:style-name="P10"><text:span text:style-name="T2">моррод – изумруд; анжир – инжир; кареван – караван;</text:span></text:p>
      <text:p text:style-name="P10"><text:span text:style-name="T2">карван-сара – караван-сарай; кушк – киоск; кисе («ме-</text:span></text:p>
      <text:p text:style-name="P10"><text:soft-page-break/><text:span text:style-name="T2">шочек») – кисет; кешмеш («виноград») – кишмиш; мат</text:span></text:p>
      <text:p text:style-name="P10"><text:span text:style-name="T2">(«до смерти пораженный, огрошенный») – мат (в шах-</text:span></text:p>
      <text:p text:style-name="P10"><text:span text:style-name="T2">матах); <text:s/>мошк – мускус; нарендж –</text:span></text:p>
      <text:p text:style-name="P10"><text:span text:style-name="T2">оранжевый; парче – парча; персик – «персидское</text:span></text:p>
      <text:p text:style-name="P10"><text:span text:style-name="T2">яблоко» по-гречески; пижаме – пижама; рох – роки-</text:span></text:p>
      <text:p text:style-name="P10"><text:span text:style-name="T2">ровка; шемшад – самшит; сара – сарай; сарапа («с ног</text:span></text:p>
      <text:p text:style-name="P10"><text:span text:style-name="T2">до головы») – сарафан, джамедан – чемодан, дустган</text:span></text:p>
      <text:p text:style-name="P10"><text:span text:style-name="T2">(эстакан) – стакан, сорме – сурьма и т.д.</text:span></text:p>
      <text:p text:style-name="P10"><text:span text:style-name="T2"/></text:p>
      <text:p text:style-name="P10"><text:span text:style-name="T2">– <text:s/>названия профессий, рода занятий: чабан – ‫;شبان‬</text:span></text:p>
      <text:p text:style-name="P10"><text:span text:style-name="T2">– названия тканей, одежды: пижама – ‫‏جامه‬ ‫;پای‬</text:span></text:p>
      <text:p text:style-name="P10"><text:span text:style-name="T2">– <text:s/>названия минералов и химических веществ: бирюза – ‫فیروزه‬, <text:s/>изумруд – ‫زمرد‬, нефть –‫نفت‬ и яшма – ‫یشم‬ [Мортазави, 2011: 49].</text:span></text:p>
      <text:p text:style-name="P10"><text:span text:style-name="T2"/></text:p>
      <text:p text:style-name="P10"><text:span text:style-name="T2">Через посредника – французского, в русский</text:span></text:p>
      <text:p text:style-name="P10"><text:span text:style-name="T2">язык из персидского, а также можно сказать и из араб-</text:span></text:p>
      <text:p text:style-name="P10"><text:span text:style-name="T2">ского, так как персидский язык напрямую связан с араб-</text:span></text:p>
      <text:p text:style-name="P10"><text:span text:style-name="T2">ским, перешли также и следующие слова: люфа, сироп,</text:span></text:p>
      <text:p text:style-name="P10"><text:span text:style-name="T2">ализарин, гарем, софа, жираф, жасмин, магазин, муссон,</text:span></text:p>
      <text:p text:style-name="P12"><text:span text:style-name="T2">газель, бурнус, эликсир и др. </text:span></text:p>
      <text:p text:style-name="P12"><text:span text:style-name="T2"/></text:p>
      <text:p text:style-name="P12"><text:span text:style-name="T2">При английском посредни-</text:span></text:p>
      <text:p text:style-name="P10"><text:span text:style-name="T2">честве: сафари, артишок, кофе и др. Через немецкий язык</text:span></text:p>
      <text:p text:style-name="P12"><text:span text:style-name="T2">вошли: тара, кубеба, матрац, шафран, алгебра, бальзам, и др. </text:span></text:p>
      <text:p text:style-name="P12"><text:span text:style-name="T2"/></text:p>
      <text:p text:style-name="P12"><text:span text:style-name="T2">Благодаря итальянскому посредничеству:</text:span></text:p>
      <text:p text:style-name="P12"><text:span text:style-name="T2">камфара, авария, шуба, жираф; </text:span></text:p>
      <text:p text:style-name="P12"><text:span text:style-name="T2"/></text:p>
      <text:p text:style-name="P12"><text:span text:style-name="T2">польскому: лютня, атлас, алембик, лазурь, цифра.</text:span></text:p>
      <text:p text:style-name="P10"><text:span text:style-name="T2"/></text:p>
      <text:p text:style-name="P10"><text:soft-page-break/><text:span text:style-name="T2">Например, персид-</text:span></text:p>
      <text:p text:style-name="P10"><text:span text:style-name="T2">ский язык передал русскому языку из арабского слова ба-</text:span></text:p>
      <text:p text:style-name="P10"><text:span text:style-name="T2">сурман/мусульманин – ‫مسلامن‬, <text:s/>изумруд – ‫زمرد‬, лимон – ‫لیمو‬ и т.д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times, hiraminpro-w3, 'ms mincho', serif"/>
    <style:font-face style:name="FreeSans1" svg:font-family="FreeSans" style:font-family-generic="swiss"/>
    <style:font-face style:name="Lato Black" svg:font-family="'Lato Black'" style:font-adornments="Black" style:font-pitch="variable"/>
    <style:font-face style:name="YaleNew" svg:font-family="YaleNew" style:font-adornments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YaleNew" fo:font-family="YaleNew" style:font-style-name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4-16T09:36:40.488421914</dc:date>
    <meta:editing-duration>PT2H12M18S</meta:editing-duration>
    <meta:editing-cycles>8</meta:editing-cycles>
    <meta:document-statistic meta:table-count="1" meta:image-count="0" meta:object-count="0" meta:page-count="6" meta:paragraph-count="207" meta:word-count="896" meta:character-count="5590" meta:non-whitespace-character-count="4866"/>
  </office:meta>
</office:document-meta>
</file>